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background-color="#ffff00"/>
    </style:style>
    <style:style style:name="P9" style:family="paragraph" style:parent-style-name="Standard" style:list-style-name="L3">
      <style:text-properties style:text-line-through-style="solid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outer</text:span> </text:p>
      <text:p text:style-name="Standard">why right side? (the ”selecting-app-bars”)</text:p>
      <text:p text:style-name="Standard">– bottom row in changing apps isn't working</text:p>
      <text:p text:style-name="Standard"/>
      <text:p text:style-name="Standard">****Understanding of the keys on the router (splitting, how ?)</text:p>
      <text:p text:style-name="Standard"/>
      <text:p text:style-name="Standard">how to <text:s/>escape properly from double mode?</text:p>
      <text:list xml:id="list1194095677" text:style-name="L1">
        <text:list-item>
          <text:p text:style-name="P5">should be able to just press any row and it should go back to one</text:p>
        </text:list-item>
        <text:list-item>
          <text:p text:style-name="P5">how to communicate this better? Simple obvious diagram/picture</text:p>
        </text:list-item>
      </text:list>
      <text:p text:style-name="Standard">Doesn't rescale properly when changing back and forth between double-mode, not-double-mode and different apps</text:p>
      <text:p text:style-name="Standard"/>
      <text:p text:style-name="Standard">add: turning off notes poly</text:p>
      <text:p text:style-name="Standard">thispoly – inside poly → busy flag</text:p>
      <text:p text:style-name="P1"/>
      <text:p text:style-name="Standard">adjust flin volume (too loud atm)</text:p>
      <text:p text:style-name="Standard"/>
      <text:p text:style-name="P2">start router up in simple mode</text:p>
      <text:p text:style-name="P2">remove second serialosc ui on the right and replace it with a ”advanced” button. </text:p>
      <text:p text:style-name="P2">When you click that, you'll be able to add more grids</text:p>
      <text:p text:style-name="Standard"/>
      <text:p text:style-name="Standard"><text:span text:style-name="T1">Polygome</text:span> </text:p>
      <text:list xml:id="list390681606" text:style-name="L2">
        <text:list-item>
          <text:p text:style-name="P6">tempo multiplier!</text:p>
        </text:list-item>
        <text:list-item>
          <text:p text:style-name="P6">Doesn't need param modulation</text:p>
        </text:list-item>
        <text:list-item>
          <text:p text:style-name="P6">fix grid size scaling</text:p>
        </text:list-item>
        <text:list-item>
          <text:p text:style-name="P6">keep velocity in the patterns and use this</text:p>
        </text:list-item>
        <text:list-item>
          <text:p text:style-name="P6">remove the umenu (don't need to pick a modulation)</text:p>
        </text:list-item>
        <text:list-item>
          <text:p text:style-name="P6">if it's gonna modulate stuff, it's prob. Just vel.</text:p>
          <text:p text:style-name="P6"/>
        </text:list-item>
      </text:list>
      <text:p text:style-name="P1">tiltrap</text:p>
      <text:p text:style-name="Standard">filter ?</text:p>
      <text:p text:style-name="Standard">env multiplier / scaler?</text:p>
      <text:p text:style-name="Standard">beams could do this, eg</text:p>
      <text:p text:style-name="Standard"/>
      <text:p text:style-name="Standard"><text:span text:style-name="T1">corners</text:span> </text:p>
      <text:p text:style-name="Standard">→ envelope of flin/gome notes</text:p>
      <text:p text:style-name="Standard">full words in the tab-routing</text:p>
      <text:p text:style-name="Standard">… flin env shape, flin timbre etc + amount</text:p>
      <text:p text:style-name="Standard">Make it send control change</text:p>
      <text:list xml:id="list787562645" text:style-name="L3">
        <text:list-item>
          <text:p text:style-name="P7">gravity+friction (blue)</text:p>
          <text:list>
            <text:list-item>
              <text:p text:style-name="P8">4 presets for these</text:p>
            </text:list-item>
          </text:list>
        </text:list-item>
        <text:list-item>
          <text:p text:style-name="P9">switch to turn on/off note events</text:p>
        </text:list-item>
        <text:list-item>
          <text:p text:style-name="P7">keep corners as an lfo – remove note outputs permanently</text:p>
        </text:list-item>
        <text:list-item>
          <text:p text:style-name="P7">routing – mere sammenhæng med synth</text:p>
        </text:list-item>
        <text:list-item>
          <text:p text:style-name="P7">modulate what?</text:p>
        </text:list-item>
      </text:list>
      <text:p text:style-name="Standard"/>
      <text:p text:style-name="P1">Beams</text:p>
      <text:list xml:id="list1082977536" text:style-name="L4">
        <text:list-item>
          <text:p text:style-name="P10">the smaller the grid is, the more each slider controls</text:p>
        </text:list-item>
      </text:list>
      <text:p text:style-name="P2"/>
      <text:p text:style-name="P2"/>
      <text:p text:style-name="P2"/>
      <text:p text:style-name="Standard"><text:soft-page-break/><text:span text:style-name="T1">pattern recorder</text:span> </text:p>
      <text:p text:style-name="Standard">only in mlr – global is maybe a bit too much?</text:p>
      <text:list xml:id="list1138858709" text:style-name="L5">
        <text:list-item>
          <text:p text:style-name="P11">doesn't make much sense on a 64</text:p>
        </text:list-item>
      </text:list>
      <text:p text:style-name="Standard">one side: pattern recorder</text:p>
      <text:p text:style-name="Standard">other side: the app you're using</text:p>
      <text:p text:style-name="Standard">→ hit cell in pat rec</text:p>
      <text:p text:style-name="Standard">→ play something in app</text:p>
      <text:p text:style-name="Standard">→ hit same cell again → loops the pattern</text:p>
      <text:p text:style-name="Standard"/>
      <text:p text:style-name="Standard">eg, looping of lfo's in corners</text:p>
      <text:p text:style-name="Standard"/>
      <text:p text:style-name="P1">inkblock</text:p>
      <text:p text:style-name="P2"/>
      <text:p text:style-name="P1">some kind of audio looper?</text:p>
      <text:p text:style-name="P2"/>
      <text:p text:style-name="P4">UI</text:p>
      <text:p text:style-name="Standard">global section should look like the synth</text:p>
      <text:p text:style-name="Standard">order the different blocks in horizontal ”racks”, like this:</text:p>
      <text:list xml:id="list1883379581" text:style-name="L6">
        <text:list-item>
          <text:p text:style-name="P12">name – content</text:p>
        </text:list-item>
        <text:list-item>
          <text:p text:style-name="P12">name – content</text:p>
        </text:list-item>
        <text:list-item>
          <text:p text:style-name="P12">etc</text:p>
        </text:list-item>
      </text:list>
      <text:p text:style-name="Standard">general ui to make people understand what is going on on the grid</text:p>
      <text:p text:style-name="Standard">playhead in mlr eg</text:p>
      <text:p text:style-name="Standard">vu on the synths (what's playing?) – do this on note events instead of sound – next to the name, always in the same spot on each app</text:p>
      <text:p text:style-name="Standard">concider the routing system (what modulates what) to be part of the setup phase:</text:p>
      <text:list xml:id="list1658464216" text:style-name="L7">
        <text:list-item>
          <text:p text:style-name="P13">you decide what you want to route</text:p>
        </text:list-item>
        <text:list-item>
          <text:p text:style-name="P13">then you play</text:p>
        </text:list-item>
      </text:list>
      <text:p text:style-name="Standard">so it's not <text:span text:style-name="T1">that </text:span><text:span text:style-name="T2">important that the routing ui is not suuper big buttons and intuitive because it's not meant to be ”played” realtime.</text:span></text:p>
      <text:p text:style-name="P2"/>
      <text:p text:style-name="P3">Color coding</text:p>
      <text:p text:style-name="P2">two different colors</text:p>
      <text:p text:style-name="P2">orange → sound parameters</text:p>
      <text:p text:style-name="P2">blue (or whatever) → change how the patch itself is (blue is data)</text:p>
      <text:p text:style-name="P2"/>
      <text:p text:style-name="P1">debugging</text:p>
      <text:list xml:id="list1077143381" text:style-name="L8">
        <text:list-item>
          <text:p text:style-name="P14">reproduce simple setups and see how they break</text:p>
        </text:list-item>
        <text:list-item>
          <text:p text:style-name="P14">do it step by step slowly. Write down steps</text:p>
        </text:list-item>
      </text:list>
      <text:list xml:id="list1868463386" text:style-name="L9">
        <text:list-item>
          <text:p text:style-name="P15">one synth for polygome and one for flin?</text:p>
        </text:list-item>
      </text:list>
      <text:p text:style-name="Standard"/>
      <text:p text:style-name="P1">Synth</text:p>
      <text:p text:style-name="P2">remove transpose</text:p>
      <text:p text:style-name="P2">instead put local transposers on each app</text:p>
      <text:p text:style-name="P2">keep fintune on the synth though</text:p>
      <text:p text:style-name="P2"/>
      <text:p text:style-name="P2">timbre slider + envelope slider – in the note playing apps</text:p>
      <text:p text:style-name="P2"/>
      <text:p text:style-name="P1">Master area</text:p>
      <text:p text:style-name="P2">Add a dsp settings page (on/off, driver, output device,</text:p>
      <text:p text:style-name="P2">use tooltips ”text hints”</text:p>
      <text:p text:style-name="P2"/>
      <text:p text:style-name="P2"><text:soft-page-break/></text:p>
      <text:p text:style-name="P2"/>
      <text:p text:style-name="P1">mlr tiny</text:p>
      <text:p text:style-name="P2">use built-in groove object?</text:p>
      <text:p text:style-name="P2">Guts out of mlrv</text:p>
      <text:p text:style-name="P2">record a few loops (shouldn't be sparse, but not constant sound)</text:p>
      <text:p text:style-name="P2">some chord progressions and melodies</text:p>
      <text:p text:style-name="P2"/>
      <text:p text:style-name="P2"/>
      <text:p text:style-name="P1">lategame:</text:p>
      <text:p text:style-name="P2">a few different global presets</text:p>
      <text:p text:style-name="P2"/>
      <text:p text:style-name="P1">final goals</text:p>
      <text:p text:style-name="P2">anyone should be able to play around with it BUT useful beyond that.</text:p>
      <text:p text:style-name="P2">It should has the possibilites to do stuff behond ”here's how to use an app on a device”</text:p>
      <text:p text:style-name="P2"/>
      <text:p text:style-name="P2">first app on load up: flin </text:p>
      <text:p text:style-name="P2">first impression should be: ”heyy, it sounds nice and looks good”</text:p>
      <text:p text:style-name="P2">simpler apps on the left and the more complex ones on the right</text:p>
      <text:p text:style-name="P2">eg: flin, corners, step, </text:p>
      <text:p text:style-name="P2"/>
      <text:p text:style-name="P2">tiltrap: a much simpler verson of stretta's ”plane”</text:p>
      <text:p text:style-name="P2">standalone version of all the apps in smallbatch</text:p>
      <text:p text:style-name="P2"/>
      <text:p text:style-name="P2"/>
      <text:p text:style-name="P2"/>
      <text:p text:style-name="P2">make it obvious what it does. Explain it really well:</text:p>
      <text:p text:style-name="P2">→what does it do? <text:s/>Eg, ”open this patch and shift between 8 apps”</text:p>
      <text:p text:style-name="P2">explain this with videos</text:p>
      <text:p text:style-name="P2"/>
      <text:p text:style-name="P2"/>
      <text:p text:style-name="P2"/>
      <text:p text:style-name="P1">issues</text:p>
      <text:p text:style-name="P2"/>
      <text:p text:style-name="P2">sync glitches on app shifting:</text:p>
      <text:p text:style-name="P2">audio settings – are they in overdrive mode and interrupt?</text:p>
      <text:p text:style-name="P2">What app is stalling ?</text:p>
      <text:p text:style-name="P2">Does it slow down or speed up?</text:p>
      <text:p text:style-name="P2">Does it affect everything or just a single patch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øren andreasen</meta:initial-creator>
    <meta:creation-date>2014-03-10T17:09:32</meta:creation-date>
    <dc:date>2014-03-11T16:19:34</dc:date>
    <dc:creator>søren andreasen</dc:creator>
    <meta:editing-duration>PT2H10M9S</meta:editing-duration>
    <meta:editing-cycles>16</meta:editing-cycles>
    <meta:generator>OpenOffice.org/3.3$Unix OpenOffice.org_project/330m20$Build-9567</meta:generator>
    <meta:document-statistic meta:table-count="0" meta:image-count="0" meta:object-count="0" meta:page-count="3" meta:paragraph-count="103" meta:word-count="714" meta:character-count="3756"/>
  </office:meta>
</office:document-meta>
</file>